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48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9cm" fo:min-width="0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standard">
      <style:graphic-properties draw:stroke="none" svg:stroke-color="#000000" draw:fill="none" draw:fill-color="#ffffff" fo:min-height="0.635cm"/>
    </style:style>
    <style:style style:name="gr10" style:family="graphic" style:parent-style-name="standard">
      <style:graphic-properties draw:stroke="none" svg:stroke-color="#000000" draw:fill="none" draw:fill-color="#ffffff" fo:min-height="1.655cm"/>
    </style:style>
    <style:style style:name="gr11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6.985cm" svg:x="0.365cm" svg:y="1cm">
          <text:p text:style-name="P1">OpeningScreen:</text:p>
          <text:p text:style-name="P1"/>
          <text:p text:style-name="P1">Chart for NOW,</text:p>
          <text:p text:style-name="P1">With last read GPS</text:p>
          <text:p text:style-name="P1">Position OR with </text:p>
          <text:p text:style-name="P1">Greenwhich as pos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49cm" svg:height="8.89cm" svg:x="9.89cm" svg:y="0.451cm">
          <text:p text:style-name="P2"><text:span text:style-name="T1">Edit </text:span></text:p>
          <text:p text:style-name="P2"><text:span text:style-name="T1">Chart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2.905cm" svg:y1="7.985cm" svg:x2="9.89cm" svg:y2="7.985cm">
          <text:p/>
        </draw:line>
        <draw:frame draw:style-name="gr3" draw:text-style-name="P4" draw:layer="layout" svg:width="4.075cm" svg:height="0.721cm" svg:x="3.54cm" svg:y="7.35cm">
          <draw:text-box>
            <text:p text:style-name="P4"><text:span text:style-name="T1">Options/Chart/New</text:span></text:p>
          </draw:text-box>
        </draw:frame>
        <draw:custom-shape draw:style-name="gr1" draw:text-style-name="P1" draw:layer="layout" svg:width="4.445cm" svg:height="0.635cm" svg:x="15.555cm" svg:y="0.451cm">
          <text:p text:style-name="P2"><text:span text:style-name="T2">Country 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395cm" svg:height="1.905cm" svg:x="15.555cm" svg:y="1.721cm">
          <text:p text:style-name="P2"><text:span text:style-name="T2">Place list or</text:span></text:p>
          <text:p text:style-name="P2"><text:span text:style-name="T2"><text:s/></text:span><text:span text:style-name="T2">latitude/longitude input if</text:span></text:p>
          <text:p text:style-name="P2"><text:span text:style-name="T2"><text:s/></text:span><text:span text:style-name="T2">country=[CUSTOM PLAC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395cm" svg:height="0.635cm" svg:x="15.555cm" svg:y="4.261cm">
          <text:p text:style-name="P2"><text:span text:style-name="T2">Date 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395cm" svg:height="0.635cm" svg:x="15.555cm" svg:y="6.166cm">
          <text:p text:style-name="P2"><text:span text:style-name="T2">Time 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395cm" svg:height="0.635cm" svg:x="15.555cm" svg:y="8.071cm">
          <text:p text:style-name="P2"><text:span text:style-name="T2">Timezone 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.818cm" svg:height="0.645cm" svg:x="12.787cm" svg:y="1cm">
          <draw:text-box>
            <text:p text:style-name="P5"><text:span text:style-name="T2">Select Country</text:span></text:p>
          </draw:text-box>
        </draw:frame>
        <draw:line draw:style-name="gr2" draw:text-style-name="P2" draw:layer="layout" svg:x1="11.745cm" svg:y1="0.451cm" svg:x2="15.555cm" svg:y2="0.451cm">
          <text:p/>
        </draw:line>
        <draw:line draw:style-name="gr2" draw:text-style-name="P2" draw:layer="layout" svg:x1="15.555cm" svg:y1="1.086cm" svg:x2="12.38cm" svg:y2="1.086cm">
          <text:p/>
        </draw:line>
        <draw:line draw:style-name="gr2" draw:text-style-name="P2" draw:layer="layout" svg:x1="12.38cm" svg:y1="2.356cm" svg:x2="15.555cm" svg:y2="2.356cm">
          <text:p/>
        </draw:line>
        <draw:line draw:style-name="gr2" draw:text-style-name="P2" draw:layer="layout" svg:x1="15.555cm" svg:y1="2.991cm" svg:x2="12.38cm" svg:y2="2.991cm">
          <text:p/>
        </draw:line>
        <draw:line draw:style-name="gr2" draw:text-style-name="P2" draw:layer="layout" svg:x1="12.38cm" svg:y1="4.261cm" svg:x2="15.555cm" svg:y2="4.261cm">
          <text:p/>
        </draw:line>
        <draw:line draw:style-name="gr2" draw:text-style-name="P2" draw:layer="layout" svg:x1="15.555cm" svg:y1="4.896cm" svg:x2="12.38cm" svg:y2="4.896cm">
          <text:p/>
        </draw:line>
        <draw:line draw:style-name="gr2" draw:text-style-name="P2" draw:layer="layout" svg:x1="12.38cm" svg:y1="6.166cm" svg:x2="15.555cm" svg:y2="6.166cm">
          <text:p/>
        </draw:line>
        <draw:line draw:style-name="gr2" draw:text-style-name="P2" draw:layer="layout" svg:x1="15.555cm" svg:y1="6.801cm" svg:x2="12.38cm" svg:y2="6.801cm">
          <text:p/>
        </draw:line>
        <draw:line draw:style-name="gr2" draw:text-style-name="P2" draw:layer="layout" svg:x1="12.38cm" svg:y1="8.071cm" svg:x2="15.555cm" svg:y2="8.071cm">
          <text:p/>
        </draw:line>
        <draw:line draw:style-name="gr2" draw:text-style-name="P1" draw:layer="layout" svg:x1="15.555cm" svg:y1="8.706cm" svg:x2="12.38cm" svg:y2="8.706cm">
          <text:p/>
        </draw:line>
        <draw:frame draw:style-name="gr3" draw:text-style-name="P5" draw:layer="layout" svg:width="2.466cm" svg:height="0.645cm" svg:x="13.015cm" svg:y="1.721cm">
          <draw:text-box>
            <text:p><text:span text:style-name="T2">Select Place</text:span></text:p>
          </draw:text-box>
        </draw:frame>
        <draw:frame draw:style-name="gr3" draw:text-style-name="P5" draw:layer="layout" svg:width="2.327cm" svg:height="0.645cm" svg:x="13.015cm" svg:y="3.626cm">
          <draw:text-box>
            <text:p><text:span text:style-name="T2">Select Date</text:span></text:p>
          </draw:text-box>
        </draw:frame>
        <draw:frame draw:style-name="gr3" draw:text-style-name="P5" draw:layer="layout" svg:width="2.348cm" svg:height="0.645cm" svg:x="13.015cm" svg:y="5.531cm">
          <draw:text-box>
            <text:p><text:span text:style-name="T2">Select Time</text:span></text:p>
          </draw:text-box>
        </draw:frame>
        <draw:frame draw:style-name="gr4" draw:text-style-name="P6" draw:layer="layout" svg:width="7.47cm" svg:height="0.607cm" svg:x="12.48cm" svg:y="7.426cm">
          <draw:text-box>
            <text:p text:style-name="P6"><text:span text:style-name="T3">Select Timezone (might autoselect from country)</text:span></text:p>
          </draw:text-box>
        </draw:frame>
        <draw:custom-shape draw:style-name="gr1" draw:text-style-name="P3" draw:layer="layout" svg:width="4.445cm" svg:height="5.08cm" svg:x="1.585cm" svg:y="8.706cm">
          <text:p text:style-name="P2"><text:span text:style-name="T1">Show updated chart</text:span></text:p>
          <text:p text:style-name="P2"><text:span text:style-name="T1">With time and place</text:span></text:p>
          <text:p text:style-name="P2"><text:span text:style-name="T1">Info in h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9.84cm" svg:y1="9.341cm" svg:x2="6.03cm" svg:y2="9.341cm">
          <text:p/>
        </draw:line>
        <draw:frame draw:style-name="gr3" draw:text-style-name="P4" draw:layer="layout" svg:width="1.514cm" svg:height="0.721cm" svg:x="7.056cm" svg:y="8.62cm">
          <draw:text-box>
            <text:p text:style-name="P4"><text:span text:style-name="T1">Done</text:span></text:p>
          </draw:text-box>
        </draw:frame>
        <draw:rect draw:style-name="gr5" draw:text-style-name="P1" draw:layer="layout" svg:width="3.81cm" svg:height="1.27cm" svg:x="9.89cm" svg:y="11.795cm">
          <text:p text:style-name="P2"><text:span text:style-name="T2">Filename input dialog</text:span></text:p>
        </draw:rect>
        <draw:line draw:style-name="gr2" draw:text-style-name="P2" draw:layer="layout" svg:x1="6.08cm" svg:y1="12.43cm" svg:x2="9.89cm" svg:y2="12.43cm">
          <text:p/>
        </draw:line>
        <draw:frame draw:style-name="gr6" draw:text-style-name="P5" draw:layer="layout" svg:width="4.054cm" svg:height="0.645cm" svg:x="6.08cm" svg:y="11.785cm">
          <draw:text-box>
            <text:p><text:span text:style-name="T2">Options/Chart/Save as</text:span></text:p>
          </draw:text-box>
        </draw:frame>
        <draw:line draw:style-name="gr2" draw:text-style-name="P2" draw:layer="layout" svg:x1="9.89cm" svg:y1="13.065cm" svg:x2="6.08cm" svg:y2="13.065cm">
          <text:p/>
        </draw:line>
        <draw:frame draw:style-name="gr7" draw:text-style-name="P5" draw:layer="layout" svg:width="3.175cm" svg:height="0.645cm" svg:x="6.715cm" svg:y="12.42cm">
          <draw:text-box>
            <text:p text:style-name="P5"><text:span text:style-name="T2">OK or Cancel</text:span></text:p>
          </draw:text-box>
        </draw:frame>
        <draw:custom-shape draw:style-name="gr1" draw:text-style-name="P1" draw:layer="layout" svg:width="3.81cm" svg:height="3.175cm" svg:x="9.89cm" svg:y="13.065cm">
          <text:p text:style-name="P2"><text:span text:style-name="T2">Show list of saved files.</text:span></text:p>
          <text:p text:style-name="P2"><text:span text:style-name="T2"/></text:p>
          <text:p text:style-name="P2"><text:span text:style-name="T2">(The file just saved</text:span></text:p>
          <text:p text:style-name="P2"><text:span text:style-name="T2">Should be here</text:span></text:p>
          <text:p text:style-name="P2"><text:span text:style-name="T2">unless save cancelled)</text:span></text:p>
          <text:p text:style-name="P2"><text:span text:style-name="T2">(These are saved in</text:span></text:p>
          <text:p text:style-name="P2"><text:span text:style-name="T2">private app-direc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5.445cm" svg:y1="13.7cm" svg:x2="9.89cm" svg:y2="13.7cm">
          <text:p/>
        </draw:line>
        <draw:frame draw:style-name="gr7" draw:text-style-name="P5" draw:layer="layout" svg:width="3.81cm" svg:height="0.645cm" svg:x="6.08cm" svg:y="13.055cm">
          <draw:text-box>
            <text:p text:style-name="P5"><text:span text:style-name="T2">Options/Chart/Open</text:span></text:p>
          </draw:text-box>
        </draw:frame>
        <draw:custom-shape draw:style-name="gr1" draw:text-style-name="P1" draw:layer="layout" svg:width="4.445cm" svg:height="3.175cm" svg:x="1.585cm" svg:y="14.421cm">
          <text:p text:style-name="P2"><text:span text:style-name="T2">Show chart as above,</text:span></text:p>
          <text:p text:style-name="P2"><text:span text:style-name="T2">But with filename in h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9.84cm" svg:y1="15.056cm" svg:x2="6.03cm" svg:y2="15.056cm">
          <text:p/>
        </draw:line>
        <draw:frame draw:style-name="gr8" draw:text-style-name="P5" draw:layer="layout" svg:width="3.81cm" svg:height="0.645cm" svg:x="6.08cm" svg:y="14.421cm">
          <draw:text-box>
            <text:p text:style-name="P5"><text:span text:style-name="T2">Tap <text:s/>/ Open</text:span></text:p>
          </draw:text-box>
        </draw:frame>
        <draw:custom-shape draw:style-name="gr1" draw:text-style-name="P1" draw:layer="layout" svg:width="3.175cm" svg:height="1.27cm" svg:x="11.745cm" svg:y="16.326cm">
          <text:p text:style-name="P2"><text:span text:style-name="T2">“</text:span><text:span text:style-name="T2">Compare to VIP”</text:span></text:p>
          <text:p text:style-name="P2"><text:span text:style-name="T2">Possibly EMPTY list</text:span></text:p>
          <text:p text:style-name="P2"><text:span text:style-name="T2">of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6.03cm" svg:y1="16.961cm" svg:x2="11.745cm" svg:y2="16.961cm">
          <text:p/>
        </draw:line>
        <draw:frame draw:style-name="gr9" draw:text-style-name="P5" draw:layer="layout" svg:width="5.715cm" svg:height="0.885cm" svg:x="6.03cm" svg:y="16.326cm">
          <draw:text-box>
            <text:p text:style-name="P5"><text:span text:style-name="T2">Options / Compare to / VIP chart</text:span></text:p>
          </draw:text-box>
        </draw:frame>
        <draw:rect draw:style-name="gr5" draw:text-style-name="P1" draw:layer="layout" svg:width="2.49cm" svg:height="1.27cm" svg:x="17.46cm" svg:y="15.056cm">
          <text:p text:style-name="P2"><text:span text:style-name="T2">Update?</text:span></text:p>
          <text:p text:style-name="P2"><text:span text:style-name="T2">Dialog</text:span></text:p>
        </draw:rect>
        <draw:line draw:style-name="gr2" draw:text-style-name="P2" draw:layer="layout" svg:x1="14.285cm" svg:y1="16.326cm" svg:x2="17.46cm" svg:y2="16.326cm">
          <text:p/>
        </draw:line>
        <draw:frame draw:style-name="gr7" draw:text-style-name="P5" draw:layer="layout" svg:width="3.175cm" svg:height="0.645cm" svg:x="14.285cm" svg:y="15.681cm">
          <draw:text-box>
            <text:p text:style-name="P5"><text:span text:style-name="T2">Download more</text:span></text:p>
          </draw:text-box>
        </draw:frame>
        <draw:rect draw:style-name="gr5" draw:text-style-name="P1" draw:layer="layout" svg:width="3.76cm" svg:height="1.27cm" svg:x="16.19cm" svg:y="17.596cm">
          <text:p text:style-name="P2"><text:span text:style-name="T2">Connect to internet and</text:span></text:p>
          <text:p text:style-name="P2"><text:span text:style-name="T2">Show progress dialog</text:span></text:p>
        </draw:rect>
        <draw:line draw:style-name="gr2" draw:text-style-name="P2" draw:layer="layout" svg:x1="18.095cm" svg:y1="16.326cm" svg:x2="18.095cm" svg:y2="17.596cm">
          <text:p/>
        </draw:line>
        <draw:frame draw:style-name="gr7" draw:text-style-name="P5" draw:layer="layout" svg:width="1.905cm" svg:height="0.645cm" svg:x="18.045cm" svg:y="16.326cm">
          <draw:text-box>
            <text:p text:style-name="P5"><text:span text:style-name="T2">Update</text:span></text:p>
          </draw:text-box>
        </draw:frame>
        <draw:custom-shape draw:style-name="gr1" draw:text-style-name="P1" draw:layer="layout" svg:width="3.175cm" svg:height="1.27cm" svg:x="11.745cm" svg:y="17.596cm">
          <text:p text:style-name="P2"><text:span text:style-name="T2">Same list,</text:span></text:p>
          <text:p text:style-name="P2"><text:span text:style-name="T2">but NOT emp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6.19cm" svg:y1="18.866cm" svg:x2="14.92cm" svg:y2="18.866cm">
          <text:p/>
        </draw:line>
        <draw:frame draw:style-name="gr8" draw:text-style-name="P5" draw:layer="layout" svg:width="1.905cm" svg:height="0.645cm" svg:x="14.92cm" svg:y="18.231cm">
          <draw:text-box>
            <text:p text:style-name="P5"><text:span text:style-name="T2">Done</text:span></text:p>
          </draw:text-box>
        </draw:frame>
        <draw:custom-shape draw:style-name="gr1" draw:text-style-name="P1" draw:layer="layout" svg:width="4.445cm" svg:height="1.905cm" svg:x="1.585cm" svg:y="18.231cm">
          <text:p text:style-name="P2"><text:span text:style-name="T2">Show chart with TWO sets</text:span></text:p>
          <text:p text:style-name="P2"><text:span text:style-name="T2">Of planet symbols</text:span></text:p>
          <text:p text:style-name="P2"><text:span text:style-name="T2">And with “Comp.to”-info</text:span></text:p>
          <text:p text:style-name="P2"><text:span text:style-name="T2">In the lower header 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1.745cm" svg:y1="18.866cm" svg:x2="6.03cm" svg:y2="18.866cm">
          <text:p/>
        </draw:line>
        <draw:frame draw:style-name="gr7" draw:text-style-name="P5" draw:layer="layout" svg:width="4.445cm" svg:height="0.645cm" svg:x="6.715cm" svg:y="18.145cm">
          <draw:text-box>
            <text:p text:style-name="P5"><text:span text:style-name="T2">Tap / Open</text:span></text:p>
          </draw:text-box>
        </draw:frame>
        <draw:custom-shape draw:style-name="gr1" draw:text-style-name="P1" draw:layer="layout" svg:width="4.445cm" svg:height="2.54cm" svg:x="10.475cm" svg:y="19.501cm">
          <text:p text:style-name="P2"><text:span text:style-name="T2">“</text:span><text:span text:style-name="T2">Open VIP chart”</text:span></text:p>
          <text:p text:style-name="P2"><text:span text:style-name="T2"/></text:p>
          <text:p text:style-name="P2"><text:span text:style-name="T2">Show list of VIP files</text:span></text:p>
          <text:p text:style-name="P2"><text:span text:style-name="T2">(The same list as in the</text:span></text:p>
          <text:p text:style-name="P2"><text:span text:style-name="T2">“</text:span><text:span text:style-name="T2">Compare to VIP” win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5.395cm" svg:y1="20.136cm" svg:x2="10.475cm" svg:y2="20.136cm">
          <text:p/>
        </draw:line>
        <draw:frame draw:style-name="gr7" draw:text-style-name="P5" draw:layer="layout" svg:width="4.445cm" svg:height="0.645cm" svg:x="6.03cm" svg:y="19.491cm">
          <draw:text-box>
            <text:p text:style-name="P5"><text:span text:style-name="T2">Options/Chart/VIP charts</text:span></text:p>
          </draw:text-box>
        </draw:frame>
        <draw:custom-shape draw:style-name="gr1" draw:text-style-name="P1" draw:layer="layout" svg:width="4.445cm" svg:height="1.905cm" svg:x="1.585cm" svg:y="20.771cm">
          <text:p text:style-name="P2"><text:span text:style-name="T2">Show chart with filename</text:span></text:p>
          <text:p text:style-name="P2"><text:span text:style-name="T2">(Like befor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0.475cm" svg:y1="21.406cm" svg:x2="6.03cm" svg:y2="21.406cm">
          <text:p/>
        </draw:line>
        <draw:frame draw:style-name="gr8" draw:text-style-name="P5" draw:layer="layout" svg:width="3.225cm" svg:height="0.645cm" svg:x="6.665cm" svg:y="20.771cm">
          <draw:text-box>
            <text:p text:style-name="P5"><text:span text:style-name="T2">Tap /Open</text:span></text:p>
          </draw:text-box>
        </draw:frame>
        <draw:custom-shape draw:style-name="gr1" draw:text-style-name="P1" draw:layer="layout" svg:width="4.395cm" svg:height="2.54cm" svg:x="15.605cm" svg:y="21.955cm">
          <text:p text:style-name="P2"><text:span text:style-name="T2">Show planet-info of</text:span></text:p>
          <text:p text:style-name="P2"><text:span text:style-name="T2">Placement and aspects</text:span></text:p>
          <text:p text:style-name="P2"><text:span text:style-name="T2">As hyper-lin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8.89cm" svg:height="0.645cm" svg:x="6.03cm" svg:y="22.031cm">
          <draw:text-box>
            <text:p text:style-name="P5"><text:span text:style-name="T2">Do a “long-tap” on one of the white planet symbols</text:span></text:p>
          </draw:text-box>
        </draw:frame>
        <draw:line draw:style-name="gr2" draw:text-style-name="P2" draw:layer="layout" svg:x1="5.735cm" svg:y1="22.672cm" svg:x2="15.605cm" svg:y2="22.59cm">
          <text:p/>
        </draw:line>
        <draw:frame draw:style-name="gr9" draw:text-style-name="P5" draw:layer="layout" svg:width="10.16cm" svg:height="0.885cm" svg:x="5.445cm" svg:y="22.59cm">
          <draw:text-box>
            <text:p text:style-name="P5"><text:span text:style-name="T2">These MIGHT be a bit tricky to hit till one gets the technique</text:span></text:p>
          </draw:text-box>
        </draw:frame>
        <draw:rect draw:style-name="gr5" draw:text-style-name="P1" draw:layer="layout" svg:width="5.08cm" svg:height="1.905cm" svg:x="6.08cm" svg:y="23.86cm">
          <text:p text:style-name="P2"><text:span text:style-name="T2">“</text:span><text:span text:style-name="T2">Search the WEB for xxxx?”</text:span></text:p>
          <text:p text:style-name="P2"><text:span text:style-name="T2"/></text:p>
          <text:p text:style-name="P2"><text:span text:style-name="T2">with “OK” , “Cancel” and</text:span></text:p>
          <text:p text:style-name="P2"><text:span text:style-name="T2">“</text:span><text:span text:style-name="T2">Search for positions in my....”</text:span></text:p>
        </draw:rect>
        <draw:line draw:style-name="gr2" draw:text-style-name="P2" draw:layer="layout" svg:x1="15.605cm" svg:y1="23.86cm" svg:x2="11.16cm" svg:y2="23.86cm">
          <text:p/>
        </draw:line>
        <draw:frame draw:style-name="gr7" draw:text-style-name="P5" draw:layer="layout" svg:width="3.81cm" svg:height="0.645cm" svg:x="11.795cm" svg:y="23.225cm">
          <draw:text-box>
            <text:p text:style-name="P5"><text:span text:style-name="T2">Press one such link</text:span></text:p>
          </draw:text-box>
        </draw:frame>
        <draw:line draw:style-name="gr2" draw:text-style-name="P2" draw:layer="layout" svg:x1="11.16cm" svg:y1="24.495cm" svg:x2="15.727cm" svg:y2="24.495cm">
          <text:p/>
        </draw:line>
        <draw:frame draw:style-name="gr9" draw:text-style-name="P5" draw:layer="layout" svg:width="1.905cm" svg:height="0.885cm" svg:x="12.43cm" svg:y="24.245cm">
          <draw:text-box>
            <text:p text:style-name="P5"><text:span text:style-name="T2">Cancel</text:span></text:p>
          </draw:text-box>
        </draw:frame>
        <draw:custom-shape draw:style-name="gr1" draw:text-style-name="P1" draw:layer="layout" svg:width="5.08cm" svg:height="2.54cm" svg:x="14.92cm" svg:y="25.13cm">
          <text:p text:style-name="P2"><text:span text:style-name="T2">“</text:span><text:span text:style-name="T2">Charts w/xxxxx”</text:span></text:p>
          <text:p text:style-name="P2"><text:span text:style-name="T2"/></text:p>
          <text:p text:style-name="P2"><text:span text:style-name="T2">A regular open-file-window</text:span></text:p>
          <text:p text:style-name="P2"><text:span text:style-name="T2">as before</text:span></text:p>
          <text:p text:style-name="P2"><text:span text:style-name="T2">OR: “No matches”-dial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1.16cm" svg:y1="25.765cm" svg:x2="14.97cm" svg:y2="25.765cm">
          <text:p/>
        </draw:line>
        <draw:ellipse draw:style-name="gr5" draw:text-style-name="P1" draw:layer="layout" svg:width="4.445cm" svg:height="1.905cm" svg:x="1cm" svg:y="24.495cm">
          <text:p text:style-name="P2"><text:span text:style-name="T2">Open WEB-browser</text:span></text:p>
          <text:p text:style-name="P2"><text:span text:style-name="T2">and do a google-search</text:span></text:p>
        </draw:ellipse>
        <draw:frame draw:style-name="gr9" draw:text-style-name="P4" draw:layer="layout" svg:width="1.27cm" svg:height="0.885cm" svg:x="5.445cm" svg:y="25.765cm">
          <draw:text-box>
            <text:p text:style-name="P4"><text:span text:style-name="T1">OK</text:span></text:p>
          </draw:text-box>
        </draw:frame>
        <draw:line draw:style-name="gr2" draw:text-style-name="P2" draw:layer="layout" svg:x1="6.715cm" svg:y1="25.765cm" svg:x2="4.175cm" svg:y2="26.4cm">
          <text:p/>
        </draw:line>
        <draw:custom-shape draw:style-name="gr1" draw:text-style-name="P1" draw:layer="layout" svg:width="5.08cm" svg:height="1.905cm" svg:x="6.715cm" svg:y="26.4cm">
          <text:p text:style-name="P2"><text:span text:style-name="T2">Open the selected chart-file</text:span></text:p>
          <text:p text:style-name="P2"><text:span text:style-name="T2">But STILL with detail-info about</text:span></text:p>
          <text:p text:style-name="P2"><text:span text:style-name="T2">the planet long-tapped earl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5.605cm" svg:y1="27.67cm" svg:x2="11.795cm" svg:y2="27.67cm">
          <text:p/>
        </draw:line>
        <draw:frame draw:style-name="gr9" draw:text-style-name="P5" draw:layer="layout" svg:width="2.54cm" svg:height="0.885cm" svg:x="12.43cm" svg:y="27.035cm">
          <draw:text-box>
            <text:p text:style-name="P5"><text:span text:style-name="T2">Open</text:span></text:p>
          </draw:text-box>
        </draw:frame>
        <draw:custom-shape draw:style-name="gr1" draw:text-style-name="P1" draw:layer="layout" svg:width="3.175cm" svg:height="2.54cm" svg:x="5.445cm" svg:y="0cm">
          <text:p text:style-name="P2"><text:span text:style-name="T2">Adjust TIME and </text:span></text:p>
          <text:p text:style-name="P2"><text:span text:style-name="T2">Planet-potions</text:span></text:p>
          <text:p text:style-name="P2"><text:span text:style-name="T2">And redraw ch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905cm" svg:y1="1cm" svg:x2="5.445cm" svg:y2="1cm">
          <text:p/>
        </draw:line>
        <draw:frame draw:style-name="gr9" draw:text-style-name="P5" draw:layer="layout" svg:width="3.175cm" svg:height="1.039cm" svg:x="2.905cm" svg:y="-0.039cm">
          <draw:text-box>
            <text:p text:style-name="P5"><text:span text:style-name="T2">Press an ARROW-button</text:span></text:p>
          </draw:text-box>
        </draw:frame>
        <draw:line draw:style-name="gr2" draw:text-style-name="P2" draw:layer="layout" svg:x1="5.445cm" svg:y1="1cm" svg:x2="3.54cm" svg:y2="1.635cm">
          <text:p/>
        </draw:line>
        <draw:frame draw:style-name="gr10" draw:text-style-name="P5" draw:layer="layout" svg:width="4.445cm" svg:height="2.221cm" svg:x="4.175cm" svg:y="1.635cm">
          <draw:text-box>
            <text:p text:style-name="P5"><text:span text:style-name="T2">NOTE:</text:span></text:p>
            <text:p text:style-name="P5"><text:span text:style-name="T2">The arrows-buttons</text:span></text:p>
            <text:p text:style-name="P5"><text:span text:style-name="T2">can be turned on/off</text:span></text:p>
            <text:p text:style-name="P5"><text:span text:style-name="T2">In the options-menu:</text:span></text:p>
            <text:p text:style-name="P5"><text:span text:style-name="T2">Options / Animate on/off</text:span></text:p>
          </draw:text-box>
        </draw:frame>
        <draw:frame draw:style-name="gr9" draw:text-style-name="P5" draw:layer="layout" svg:width="4.445cm" svg:height="0.885cm" svg:x="11.16cm" svg:y="25.13cm">
          <draw:text-box>
            <text:p text:style-name="P5"><text:span text:style-name="T2">Search for positions....</text:span></text:p>
          </draw:text-box>
        </draw:frame>
        <draw:custom-shape draw:style-name="gr1" draw:text-style-name="P1" draw:layer="layout" svg:width="5.03cm" svg:height="4.445cm" svg:x="14.97cm" svg:y="9.255cm">
          <text:p text:style-name="P2"><text:span text:style-name="T2">Show SAME chart but with </text:span></text:p>
          <text:p text:style-name="P2"><text:span text:style-name="T2">planet-positons for NOW</text:span></text:p>
          <text:p text:style-name="P2"><text:span text:style-name="T2">displayed in the outer circle.</text:span></text:p>
          <text:p text:style-name="P2"><text:span text:style-name="T2">THESE are now adjustable</text:span></text:p>
          <text:p text:style-name="P2"><text:span text:style-name="T2">using the arrow-buttons,</text:span></text:p>
          <text:p text:style-name="P2"><text:span text:style-name="T2">and this is also reflected in the</text:span></text:p>
          <text:p text:style-name="P2"><text:span text:style-name="T2">lower line in the header:</text:span></text:p>
          <text:p text:style-name="P2"><text:span text:style-name="T2">“</text:span><text:span text:style-name="T2">Transits: YYYY-MM-DD etc.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6.08cm" svg:y1="9.89cm" svg:x2="14.97cm" svg:y2="9.89cm">
          <text:p/>
        </draw:line>
        <draw:line draw:style-name="gr2" draw:text-style-name="P2" draw:layer="layout" svg:x1="14.889cm" svg:y1="11.078cm" svg:x2="5.999cm" svg:y2="11.078cm">
          <text:p/>
        </draw:line>
        <draw:frame draw:style-name="gr9" draw:text-style-name="P5" draw:layer="layout" svg:width="6.35cm" svg:height="0.885cm" svg:x="7.985cm" svg:y="10.525cm">
          <draw:text-box>
            <text:p text:style-name="P5"><text:span text:style-name="T2">Options / Show/Hide Transits</text:span></text:p>
          </draw:text-box>
        </draw:frame>
        <draw:frame draw:style-name="gr9" draw:text-style-name="P5" draw:layer="layout" svg:width="5.715cm" svg:height="0.885cm" svg:x="7.985cm" svg:y="9.64cm">
          <draw:text-box>
            <text:p text:style-name="P5"><text:span text:style-name="T2">Options / Show/Hide Transits</text:span></text:p>
          </draw:text-box>
        </draw:frame>
        <draw:frame draw:style-name="gr11" draw:text-style-name="P5" draw:layer="layout" svg:width="4.445cm" svg:height="1.52cm" svg:x="13.7cm" svg:y="13.7cm">
          <draw:text-box>
            <text:p text:style-name="P5"><text:span text:style-name="T2">NOTE:</text:span></text:p>
            <text:p text:style-name="P5"><text:span text:style-name="T2">Long-tapping a filename</text:span></text:p>
            <text:p text:style-name="P5"><text:span text:style-name="T2">gives delete?-dialog</text:span></text:p>
          </draw:text-box>
        </draw:frame>
        <draw:custom-shape draw:style-name="gr1" draw:text-style-name="P1" draw:layer="layout" svg:width="2.54cm" svg:height="2.54cm" svg:x="6.715cm" svg:y="4.81cm">
          <text:p text:style-name="P2"><text:span text:style-name="T2">Show TABLE</text:span></text:p>
          <text:p text:style-name="P2"><text:span text:style-name="T2">of aspects</text:span></text:p>
          <text:p text:style-name="P2"><text:span text:style-name="T2">Instead of</text:span></text:p>
          <text:p text:style-name="P2"><text:span text:style-name="T2">chart draw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4.395cm" svg:height="0.885cm" svg:x="3.54cm" svg:y="4.175cm">
          <draw:text-box>
            <text:p text:style-name="P5"><text:span text:style-name="T2">Press “Aspects” TAB</text:span></text:p>
          </draw:text-box>
        </draw:frame>
        <draw:frame draw:style-name="gr9" draw:text-style-name="P5" draw:layer="layout" svg:width="3.81cm" svg:height="0.885cm" svg:x="3.54cm" svg:y="5.445cm">
          <draw:text-box>
            <text:p text:style-name="P5"><text:span text:style-name="T2">Press “Chart” TAB</text:span></text:p>
          </draw:text-box>
        </draw:frame>
        <draw:line draw:style-name="gr2" draw:text-style-name="P2" draw:layer="layout" svg:x1="3.54cm" svg:y1="4.81cm" svg:x2="7.35cm" svg:y2="4.81cm">
          <text:p/>
        </draw:line>
        <draw:line draw:style-name="gr2" draw:text-style-name="P2" draw:layer="layout" svg:x1="6.715cm" svg:y1="6.08cm" svg:x2="3.54cm" svg:y2="6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27T21:50:41</meta:creation-date>
    <dc:date>2011-05-27T23:40:11</dc:date>
    <meta:editing-duration>PT1H49M33S</meta:editing-duration>
    <meta:editing-cycles>35</meta:editing-cycles>
    <meta:generator>LibreOffice/3.3$Unix LibreOffice_project/330m19$Build-8</meta:generator>
    <meta:document-statistic meta:object-count="93"/>
  </office:meta>
</office:document-meta>
</file>